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Kartal.io</text:h>
      <text:p text:style-name="First_20_paragraph">Kanat çırpma kontrolüyle oynanan, yemleri veya diğer kuşları yemeye çalışılan çok kişilik gerçek zamanlı oyun.</text:p>
      <text:h text:style-name="Heading_20_1" text:outline-level="1">Kartalın sinir yapısı</text:h>
      <text:h text:style-name="Heading_20_2" text:outline-level="2">Girişler</text:h>
      <text:list text:style-name="L1">
        <text:list-item>
          <text:p text:style-name="P1">Yükseklik</text:p>
        </text:list-item>
        <text:list-item>
          <text:p text:style-name="P1">Kuşun boyutu</text:p>
        </text:list-item>
        <text:list-item>
          <text:p text:style-name="P1">Kuşun canı</text:p>
        </text:list-item>
        <text:list-item>
          <text:p text:style-name="P1">Hız Modu Açık mı?</text:p>
        </text:list-item>
        <text:list-item>
          <text:p text:style-name="P1">En yakın kuşun yüksekliği</text:p>
        </text:list-item>
        <text:list-item>
          <text:p text:style-name="P1">En yakın kuşun yönü</text:p>
        </text:list-item>
        <text:list-item>
          <text:p text:style-name="P1">En yakın kuşun mesafesi</text:p>
        </text:list-item>
        <text:list-item>
          <text:p text:style-name="P1">En yakın kuşun boyutu</text:p>
        </text:list-item>
        <text:list-item>
          <text:p text:style-name="P1">En yakın yemin yüksekliği</text:p>
        </text:list-item>
        <text:list-item>
          <text:p text:style-name="P1">En yakın yemin mesafesi</text:p>
        </text:list-item>
      </text:list>
      <text:h text:style-name="Heading_20_2" text:outline-level="2">Çıkışlar</text:h>
      <text:list text:style-name="L2">
        <text:list-item>
          <text:p text:style-name="P2">Kanat Çırp</text:p>
        </text:list-item>
        <text:list-item>
          <text:p text:style-name="P2">Hızlı uç</text:p>
        </text:list-item>
      </text:list>
      <text:h text:style-name="Heading_20_2" text:outline-level="2">Yapay sinir ağı</text:h>
      <text:list text:style-name="L3">
        <text:list-item>
          <text:p text:style-name="P3">Giriş katmanı : 10 nöron</text:p>
        </text:list-item>
        <text:list-item>
          <text:p text:style-name="P3">Çıkış katmanı : 2 nöron</text:p>
        </text:list-item>
        <text:list-item>
          <text:p text:style-name="P3">Arakatman ve ağırlıklar : Evrimsel yapı sebebiyle kromozomlar tarafından belirlenir.</text:p>
        </text:list-item>
      </text:list>
      <text:h text:style-name="Heading_20_2" text:outline-level="2">Fitness</text:h>
      <text:list text:style-name="L4">
        <text:list-item>
          <text:p text:style-name="P4">Hayatta kalmak : Yenmemek, yere düşmemek, büyük kuşlara yaklaşmamak,ters yöndeki kuşlardan uzak durmak</text:p>
        </text:list-item>
        <text:list-item>
          <text:p text:style-name="P4">Yemek yiyebilmek : Belli aralıklarda beslenmek, aç kalmamak</text:p>
        </text:list-item>
        <text:list-item>
          <text:p text:style-name="P4">Rekabet : Diğer kartallarla ve insan tarafından yönetilen kartallar ile aralarında rekabet vardır.</text:p>
        </text:list-item>
      </text:list>
      <text:p text:style-name="First_20_paragraph"><text:span text:style-name="T1">NOT</text:span> : Yapay Zeka olan her kuşa "YZ{no} G{nesil} NS {gizli katman bilgisi}"(ÖRN . YZ58932 G65 NS 5+5) adı verilmişt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